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Segoe UI" style:font-name-complex="Segoe UI" fo:color="#000000" fo:font-size="13.5pt" style:font-size-asian="13.5pt" style:font-size-complex="13.5pt" fo:background-color="#FFFFFF"/>
    </style:style>
    <style:style style:name="T2" style:parent-style-name="DefaultParagraphFont" style:family="text">
      <style:text-properties style:font-name="Arial" style:font-name-complex="Arial" fo:color="#212529" fo:background-color="#FFFFFF"/>
    </style:style>
    <style:style style:name="T3" style:parent-style-name="DefaultParagraphFont" style:family="text">
      <style:text-properties style:font-name="Arial" style:font-name-complex="Arial" fo:color="#212529"/>
    </style:style>
    <style:style style:name="T4" style:parent-style-name="DefaultParagraphFont" style:family="text">
      <style:text-properties style:font-name="Arial" style:font-name-complex="Arial" fo:color="#212529"/>
    </style:style>
    <style:style style:name="T5" style:parent-style-name="DefaultParagraphFont" style:family="text">
      <style:text-properties style:font-name="Arial" style:font-name-complex="Arial" fo:color="#212529" fo:background-color="#FFFFFF"/>
    </style:style>
    <style:style style:name="T6" style:parent-style-name="DefaultParagraphFont" style:family="text">
      <style:text-properties style:font-name="Arial" style:font-name-complex="Arial" fo:color="#212529"/>
    </style:style>
    <style:style style:name="T7" style:parent-style-name="DefaultParagraphFont" style:family="text">
      <style:text-properties style:font-name="Arial" style:font-name-complex="Arial" fo:color="#212529"/>
    </style:style>
    <style:style style:name="T8" style:parent-style-name="DefaultParagraphFont" style:family="text">
      <style:text-properties style:font-name="Arial" style:font-name-complex="Arial" fo:color="#212529" fo:background-color="#FFFFFF"/>
    </style:style>
    <style:style style:name="T9" style:parent-style-name="DefaultParagraphFont" style:family="text">
      <style:text-properties style:font-name="Arial" style:font-name-complex="Arial" fo:color="#212529"/>
    </style:style>
    <style:style style:name="T10" style:parent-style-name="DefaultParagraphFont" style:family="text">
      <style:text-properties style:font-name="Arial" style:font-name-complex="Arial" fo:color="#212529"/>
    </style:style>
    <style:style style:name="T11" style:parent-style-name="DefaultParagraphFont" style:family="text">
      <style:text-properties style:font-name="Arial" style:font-name-complex="Arial" fo:color="#212529" fo:background-color="#FFFFFF"/>
    </style:style>
    <style:style style:name="P12" style:parent-style-name="Normal" style:family="paragraph">
      <style:text-properties style:font-name="Segoe UI" style:font-name-complex="Segoe UI" fo:color="#000000" fo:font-size="13.5pt" style:font-size-asian="13.5pt" style:font-size-complex="13.5pt" fo:background-color="#FFFFFF"/>
    </style:style>
    <style:style style:name="T13" style:parent-style-name="DefaultParagraphFont" style:family="text">
      <style:text-properties style:font-name="Arial" style:font-name-complex="Arial" fo:color="#212529" fo:background-color="#FFFFFF"/>
    </style:style>
    <style:style style:name="T14" style:parent-style-name="DefaultParagraphFont" style:family="text">
      <style:text-properties style:font-name="Arial" style:font-name-complex="Arial" fo:color="#212529"/>
    </style:style>
    <style:style style:name="T15" style:parent-style-name="DefaultParagraphFont" style:family="text">
      <style:text-properties style:font-name="Segoe UI" style:font-name-complex="Segoe UI" fo:color="#000000" fo:font-size="13.5pt" style:font-size-asian="13.5pt" style:font-size-complex="13.5pt" fo:background-color="#FFFFFF"/>
    </style:style>
    <style:style style:name="P16" style:parent-style-name="Normal" style:family="paragraph">
      <style:text-properties style:font-name="Arial" style:font-name-complex="Arial" fo:color="#212529" fo:background-color="#FFFFFF"/>
    </style:style>
    <style:style style:name="P17" style:parent-style-name="Normal" style:family="paragraph">
      <style:text-properties style:font-name="Segoe UI" style:font-name-complex="Segoe UI" fo:color="#000000" fo:font-size="13.5pt" style:font-size-asian="13.5pt" style:font-size-complex="13.5pt" fo:background-color="#FFFFFF"/>
    </style:style>
    <style:style style:name="P18" style:parent-style-name="Normal" style:family="paragraph">
      <style:text-properties style:font-name="Arial" style:font-name-complex="Arial" fo:color="#212529" fo:background-color="#FFFFFF"/>
    </style:style>
    <style:style style:name="T19" style:parent-style-name="DefaultParagraphFont" style:family="text">
      <style:text-properties style:font-name="Arial" style:font-name-complex="Arial" fo:color="#212529" fo:background-color="#FFFFFF"/>
    </style:style>
    <style:style style:name="T20" style:parent-style-name="DefaultParagraphFont" style:family="text">
      <style:text-properties style:font-name="Segoe UI" style:font-name-complex="Segoe UI" fo:color="#000000" fo:font-size="13.5pt" style:font-size-asian="13.5pt" style:font-size-complex="13.5pt" fo:background-color="#FFFFFF"/>
    </style:style>
    <style:style style:name="T21" style:parent-style-name="DefaultParagraphFont" style:family="text">
      <style:text-properties style:font-name="Segoe UI" style:font-name-complex="Segoe UI" fo:color="#000000" fo:font-size="13.5pt" style:font-size-asian="13.5pt" style:font-size-complex="13.5pt" fo:background-color="#FFFFFF"/>
    </style:style>
    <style:style style:name="P22" style:parent-style-name="Normal" style:family="paragraph">
      <style:text-properties style:font-name="Arial" style:font-name-complex="Arial" fo:color="#212529" fo:background-color="#FFFFFF"/>
    </style:style>
    <style:style style:name="T23" style:parent-style-name="DefaultParagraphFont" style:family="text">
      <style:text-properties style:font-name="Arial" style:font-name-complex="Arial" fo:color="#212529" fo:background-color="#FFFFFF"/>
    </style:style>
    <style:style style:name="T24" style:parent-style-name="DefaultParagraphFont" style:family="text">
      <style:text-properties style:font-name="Arial" style:font-name-complex="Arial" fo:color="#212529"/>
    </style:style>
    <style:style style:name="T25" style:parent-style-name="DefaultParagraphFont" style:family="text">
      <style:text-properties style:font-name="Arial" style:font-name-complex="Arial" fo:color="#212529"/>
    </style:style>
    <style:style style:name="T26" style:parent-style-name="DefaultParagraphFont" style:family="text">
      <style:text-properties style:font-name="Arial" style:font-name-complex="Arial" fo:color="#212529" fo:background-color="#FFFFFF"/>
    </style:style>
    <style:style style:name="T27" style:parent-style-name="DefaultParagraphFont" style:family="text">
      <style:text-properties style:font-name="Arial" style:font-name-complex="Arial" fo:color="#212529"/>
    </style:style>
    <style:style style:name="T28" style:parent-style-name="DefaultParagraphFont" style:family="text">
      <style:text-properties style:font-name="Arial" style:font-name-complex="Arial" fo:color="#212529"/>
    </style:style>
    <style:style style:name="T29" style:parent-style-name="DefaultParagraphFont" style:family="text">
      <style:text-properties style:font-name="Arial" style:font-name-complex="Arial" fo:color="#212529" fo:background-color="#FFFFFF"/>
    </style:style>
    <style:style style:name="T30" style:parent-style-name="DefaultParagraphFont" style:family="text">
      <style:text-properties style:font-name="Arial" style:font-name-complex="Arial" fo:color="#212529"/>
    </style:style>
    <style:style style:name="T31" style:parent-style-name="DefaultParagraphFont" style:family="text">
      <style:text-properties style:font-name="Arial" style:font-name-complex="Arial" fo:color="#212529"/>
    </style:style>
    <style:style style:name="T32" style:parent-style-name="DefaultParagraphFont" style:family="text">
      <style:text-properties style:font-name="Symbol" style:font-name-asian="Symbol" style:font-name-complex="Symbol" fo:color="#212529" fo:background-color="#FFFFFF"/>
    </style:style>
    <style:style style:name="T33" style:parent-style-name="DefaultParagraphFont" style:family="text">
      <style:text-properties style:font-name="Arial" style:font-name-complex="Arial" fo:color="#212529"/>
    </style:style>
    <style:style style:name="T34" style:parent-style-name="DefaultParagraphFont" style:family="text">
      <style:text-properties style:font-name="Arial" style:font-name-complex="Arial" fo:color="#212529"/>
    </style:style>
    <style:style style:name="T35" style:parent-style-name="DefaultParagraphFont" style:family="text">
      <style:text-properties style:font-name="Arial" style:font-name-complex="Arial" fo:color="#212529" fo:background-color="#FFFFFF"/>
    </style:style>
    <style:style style:name="T36" style:parent-style-name="DefaultParagraphFont" style:family="text">
      <style:text-properties style:font-name="Arial" style:font-name-complex="Arial" fo:color="#212529"/>
    </style:style>
    <style:style style:name="T37" style:parent-style-name="DefaultParagraphFont" style:family="text">
      <style:text-properties style:font-name="Arial" style:font-name-complex="Arial" fo:color="#212529"/>
    </style:style>
    <style:style style:name="T38" style:parent-style-name="DefaultParagraphFont" style:family="text">
      <style:text-properties style:font-name="Arial" style:font-name-complex="Arial" fo:color="#212529" fo:background-color="#FFFFFF"/>
    </style:style>
    <style:style style:name="T39" style:parent-style-name="DefaultParagraphFont" style:family="text">
      <style:text-properties style:font-name="Arial" style:font-name-complex="Arial" fo:color="#212529"/>
    </style:style>
    <style:style style:name="T40" style:parent-style-name="DefaultParagraphFont" style:family="text">
      <style:text-properties style:font-name="Arial" style:font-name-complex="Arial" fo:color="#212529"/>
    </style:style>
    <style:style style:name="T41" style:parent-style-name="DefaultParagraphFont" style:family="text">
      <style:text-properties style:font-name="Arial" style:font-name-complex="Arial" fo:color="#212529" fo:background-color="#FFFFFF"/>
    </style:style>
    <style:style style:name="T42" style:parent-style-name="DefaultParagraphFont" style:family="text">
      <style:text-properties style:font-name="Arial" style:font-name-complex="Arial" fo:color="#212529"/>
    </style:style>
    <style:style style:name="T43" style:parent-style-name="DefaultParagraphFont" style:family="text">
      <style:text-properties style:font-name="Arial" style:font-name-complex="Arial" fo:color="#212529"/>
    </style:style>
    <style:style style:name="T44" style:parent-style-name="DefaultParagraphFont" style:family="text">
      <style:text-properties style:font-name="Symbol" style:font-name-asian="Symbol" style:font-name-complex="Symbol" fo:color="#212529" fo:background-color="#FFFFFF"/>
    </style:style>
    <style:style style:name="T45" style:parent-style-name="DefaultParagraphFont" style:family="text">
      <style:text-properties style:font-name="Arial" style:font-name-complex="Arial" fo:color="#212529"/>
    </style:style>
    <style:style style:name="T46" style:parent-style-name="DefaultParagraphFont" style:family="text">
      <style:text-properties style:font-name="Arial" style:font-name-complex="Arial" fo:color="#212529"/>
    </style:style>
    <style:style style:name="T47" style:parent-style-name="DefaultParagraphFont" style:family="text">
      <style:text-properties style:font-name="Arial" style:font-name-complex="Arial" fo:color="#212529" fo:background-color="#FFFFFF"/>
    </style:style>
    <style:style style:name="T48" style:parent-style-name="DefaultParagraphFont" style:family="text">
      <style:text-properties style:font-name="Arial" style:font-name-complex="Arial" fo:color="#212529"/>
    </style:style>
    <style:style style:name="T49" style:parent-style-name="DefaultParagraphFont" style:family="text">
      <style:text-properties style:font-name="Arial" style:font-name-complex="Arial" fo:color="#212529"/>
    </style:style>
    <style:style style:name="T50" style:parent-style-name="DefaultParagraphFont" style:family="text">
      <style:text-properties style:font-name="Arial" style:font-name-complex="Arial" fo:color="#212529" fo:background-color="#FFFFFF"/>
    </style:style>
    <style:style style:name="T51" style:parent-style-name="DefaultParagraphFont" style:family="text">
      <style:text-properties style:font-name="Arial" style:font-name-complex="Arial" fo:color="#212529"/>
    </style:style>
    <style:style style:name="T52" style:parent-style-name="DefaultParagraphFont" style:family="text">
      <style:text-properties style:font-name="Arial" style:font-name-complex="Arial" fo:color="#212529"/>
    </style:style>
    <style:style style:name="T53" style:parent-style-name="DefaultParagraphFont" style:family="text">
      <style:text-properties style:font-name="Arial" style:font-name-complex="Arial" fo:color="#212529" fo:background-color="#FFFFFF"/>
    </style:style>
    <style:style style:name="T54" style:parent-style-name="DefaultParagraphFont" style:family="text">
      <style:text-properties style:font-name="Arial" style:font-name-complex="Arial" fo:color="#212529"/>
    </style:style>
    <style:style style:name="T55" style:parent-style-name="DefaultParagraphFont" style:family="text">
      <style:text-properties style:font-name="Arial" style:font-name-complex="Arial" fo:color="#212529"/>
    </style:style>
    <style:style style:name="T56" style:parent-style-name="DefaultParagraphFont" style:family="text">
      <style:text-properties style:font-name="Symbol" style:font-name-asian="Symbol" style:font-name-complex="Symbol" fo:color="#212529" fo:background-color="#FFFFFF"/>
    </style:style>
    <style:style style:name="T57" style:parent-style-name="DefaultParagraphFont" style:family="text">
      <style:text-properties style:font-name="Arial" style:font-name-complex="Arial" fo:color="#212529"/>
    </style:style>
    <style:style style:name="T58" style:parent-style-name="DefaultParagraphFont" style:family="text">
      <style:text-properties style:font-name="Arial" style:font-name-complex="Arial" fo:color="#212529"/>
    </style:style>
    <style:style style:name="T59" style:parent-style-name="DefaultParagraphFont" style:family="text">
      <style:text-properties style:font-name="Arial" style:font-name-complex="Arial" fo:color="#212529" fo:background-color="#FFFFFF"/>
    </style:style>
    <style:style style:name="T60" style:parent-style-name="DefaultParagraphFont" style:family="text">
      <style:text-properties style:font-name="Arial" style:font-name-complex="Arial" fo:color="#212529"/>
    </style:style>
    <style:style style:name="T61" style:parent-style-name="DefaultParagraphFont" style:family="text">
      <style:text-properties style:font-name="Arial" style:font-name-complex="Arial" fo:color="#212529"/>
    </style:style>
    <style:style style:name="T62" style:parent-style-name="DefaultParagraphFont" style:family="text">
      <style:text-properties style:font-name="Symbol" style:font-name-asian="Symbol" style:font-name-complex="Symbol" fo:color="#212529" fo:background-color="#FFFFFF"/>
    </style:style>
    <style:style style:name="T63" style:parent-style-name="DefaultParagraphFont" style:family="text">
      <style:text-properties style:font-name="Arial" style:font-name-complex="Arial" fo:color="#212529" fo:background-color="#FFFFFF"/>
    </style:style>
    <style:style style:name="T64" style:parent-style-name="DefaultParagraphFont" style:family="text">
      <style:text-properties style:font-name="Symbol" style:font-name-asian="Symbol" style:font-name-complex="Symbol" fo:color="#212529" fo:background-color="#FFFFFF"/>
    </style:style>
    <style:style style:name="T65" style:parent-style-name="DefaultParagraphFont" style:family="text">
      <style:text-properties style:font-name="Arial" style:font-name-complex="Arial" fo:color="#212529"/>
    </style:style>
    <style:style style:name="T66" style:parent-style-name="DefaultParagraphFont" style:family="text">
      <style:text-properties style:font-name="Arial" style:font-name-complex="Arial" fo:color="#212529"/>
    </style:style>
    <style:style style:name="T67" style:parent-style-name="DefaultParagraphFont" style:family="text">
      <style:text-properties style:font-name="Arial" style:font-name-complex="Arial" fo:color="#212529" fo:background-color="#FFFFFF"/>
    </style:style>
    <style:style style:name="T68" style:parent-style-name="DefaultParagraphFont" style:family="text">
      <style:text-properties style:font-name="Symbol" style:font-name-asian="Symbol" style:font-name-complex="Symbol" fo:color="#212529" fo:background-color="#FFFFFF"/>
    </style:style>
    <style:style style:name="T69" style:parent-style-name="DefaultParagraphFont" style:family="text">
      <style:text-properties style:font-name="Arial" style:font-name-complex="Arial" fo:color="#212529"/>
    </style:style>
    <style:style style:name="T70" style:parent-style-name="DefaultParagraphFont" style:family="text">
      <style:text-properties style:font-name="Arial" style:font-name-complex="Arial" fo:color="#212529"/>
    </style:style>
    <style:style style:name="T71" style:parent-style-name="DefaultParagraphFont" style:family="text">
      <style:text-properties style:font-name="Symbol" style:font-name-asian="Symbol" style:font-name-complex="Symbol" fo:color="#212529" fo:background-color="#FFFFFF"/>
    </style:style>
    <style:style style:name="T72" style:parent-style-name="DefaultParagraphFont" style:family="text">
      <style:text-properties style:font-name="Arial" style:font-name-complex="Arial" fo:color="#212529"/>
    </style:style>
    <style:style style:name="T73" style:parent-style-name="DefaultParagraphFont" style:family="text">
      <style:text-properties style:font-name="Arial" style:font-name-complex="Arial" fo:color="#212529"/>
    </style:style>
    <style:style style:name="T74" style:parent-style-name="DefaultParagraphFont" style:family="text">
      <style:text-properties style:font-name="Arial" style:font-name-complex="Arial" fo:color="#212529" fo:background-color="#FFFFFF"/>
    </style:style>
    <style:style style:name="T75" style:parent-style-name="DefaultParagraphFont" style:family="text">
      <style:text-properties style:font-name="Arial" style:font-name-complex="Arial" fo:color="#212529"/>
    </style:style>
    <style:style style:name="T76" style:parent-style-name="DefaultParagraphFont" style:family="text">
      <style:text-properties style:font-name="Arial" style:font-name-complex="Arial" fo:color="#212529"/>
    </style:style>
    <style:style style:name="T77" style:parent-style-name="DefaultParagraphFont" style:family="text">
      <style:text-properties style:font-name="Arial" style:font-name-complex="Arial" fo:color="#212529" fo:background-color="#FFFFFF"/>
    </style:style>
    <style:style style:name="T78" style:parent-style-name="DefaultParagraphFont" style:family="text">
      <style:text-properties style:font-name="Arial" style:font-name-complex="Arial" fo:color="#212529" fo:background-color="#FFFFFF"/>
    </style:style>
    <style:style style:name="T79" style:parent-style-name="DefaultParagraphFont" style:family="text">
      <style:text-properties style:font-name="Arial" style:font-name-complex="Arial" fo:color="#212529" fo:background-color="#FFFFFF"/>
    </style:style>
    <style:style style:name="T80" style:parent-style-name="DefaultParagraphFont" style:family="text">
      <style:text-properties style:font-name="Arial" style:font-name-complex="Arial" fo:color="#212529"/>
    </style:style>
    <style:style style:name="T81" style:parent-style-name="DefaultParagraphFont" style:family="text">
      <style:text-properties style:font-name="Arial" style:font-name-complex="Arial" fo:color="#212529"/>
    </style:style>
    <style:style style:name="T82" style:parent-style-name="DefaultParagraphFont" style:family="text">
      <style:text-properties style:font-name="Arial" style:font-name-complex="Arial" fo:color="#212529" fo:background-color="#FFFFFF"/>
    </style:style>
    <style:style style:name="T83" style:parent-style-name="DefaultParagraphFont" style:family="text">
      <style:text-properties style:font-name="Segoe UI" style:font-name-complex="Segoe UI" fo:color="#000000" fo:font-size="13.5pt" style:font-size-asian="13.5pt" style:font-size-complex="13.5pt" fo:background-color="#FFFFFF"/>
    </style:style>
    <style:style style:name="T84" style:parent-style-name="DefaultParagraphFont" style:family="text">
      <style:text-properties style:font-name="Arial" style:font-name-complex="Arial" fo:color="#212529" fo:background-color="#FFFFFF"/>
    </style:style>
    <style:style style:name="P85" style:parent-style-name="q-text" style:family="paragraph">
      <style:paragraph-properties fo:margin-top="0in" fo:margin-bottom="0.1666in" fo:background-color="#FFFFFF"/>
      <style:text-properties style:font-name="Segoe UI" style:font-name-complex="Segoe UI" fo:color="#282829" fo:font-size="11.5pt" style:font-size-asian="11.5pt" style:font-size-complex="11.5pt"/>
    </style:style>
    <style:style style:name="P86" style:parent-style-name="q-text" style:family="paragraph">
      <style:paragraph-properties fo:margin-top="0in" fo:margin-bottom="0.1666in" fo:background-color="#FFFFFF"/>
      <style:text-properties style:font-name="Segoe UI" style:font-name-complex="Segoe UI" fo:color="#282829" fo:font-size="11.5pt" style:font-size-asian="11.5pt" style:font-size-complex="11.5pt"/>
    </style:style>
    <style:style style:name="P87" style:parent-style-name="q-text" style:family="paragraph">
      <style:paragraph-properties fo:margin-top="0in" fo:margin-bottom="0in" fo:background-color="#FFFFFF"/>
      <style:text-properties style:font-name="Segoe UI" style:font-name-complex="Segoe UI" fo:color="#282829" fo:font-size="11.5pt" style:font-size-asian="11.5pt" style:font-size-complex="11.5pt"/>
    </style:style>
    <style:style style:name="P88" style:parent-style-name="Normal" style:family="paragraph">
      <style:text-properties style:font-name="Arial" style:font-name-complex="Arial" fo:color="#212529" fo:background-color="#FFFFFF"/>
    </style:style>
    <style:style style:name="P89" style:parent-style-name="Normal" style:family="paragraph">
      <style:text-properties style:font-name="Arial" style:font-name-complex="Arial" fo:color="#212529" fo:background-color="#FFFFFF"/>
    </style:style>
    <style:style style:name="P90" style:parent-style-name="Normal" style:family="paragraph">
      <style:text-properties style:font-name="Segoe UI" style:font-name-complex="Segoe UI" fo:color="#000000" fo:font-size="13.5pt" style:font-size-asian="13.5pt" style:font-size-complex="13.5pt" fo:background-color="#FFFFFF"/>
    </style:style>
    <style:style style:name="P91" style:parent-style-name="Normal" style:family="paragraph">
      <style:paragraph-properties fo:margin-top="0.25in" fo:margin-bottom="0.25in" style:line-height-at-least="0.25in" fo:background-color="#FFFFFF"/>
      <style:text-properties style:font-name="Arial" style:font-name-asian="Times New Roman" style:font-name-complex="Arial" fo:font-size="13.5pt" style:font-size-asian="13.5pt" style:font-size-complex="13.5pt"/>
    </style:style>
    <style:style style:name="P92" style:parent-style-name="Normal" style:family="paragraph">
      <style:paragraph-properties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font-size="13.5pt" style:font-size-asian="13.5pt" style:font-size-complex="13.5pt"/>
    </style:style>
    <style:style style:name="P93" style:parent-style-name="Normal" style:family="paragraph">
      <style:paragraph-properties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font-size="13.5pt" style:font-size-asian="13.5pt" style:font-size-complex="13.5pt"/>
    </style:style>
    <style:style style:name="P94" style:parent-style-name="Normal" style:family="paragraph">
      <style:paragraph-properties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font-size="13.5pt" style:font-size-asian="13.5pt" style:font-size-complex="13.5pt"/>
    </style:style>
    <style:style style:name="P95" style:parent-style-name="Normal" style:family="paragraph">
      <style:paragraph-properties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font-size="13.5pt" style:font-size-asian="13.5pt" style:font-size-complex="13.5pt"/>
    </style:style>
    <style:style style:name="P96" style:parent-style-name="Normal" style:family="paragraph">
      <style:text-properties style:font-name="Segoe UI" style:font-name-complex="Segoe UI" fo:color="#000000" fo:font-size="13.5pt" style:font-size-asian="13.5pt" style:font-size-complex="13.5pt" fo:background-color="#FFFFFF"/>
    </style:style>
    <style:style style:name="P97" style:parent-style-name="Normal" style:family="paragraph">
      <style:text-properties style:font-name="Arial" style:font-name-complex="Arial" fo:color="#212529" fo:background-color="#FFFFFF"/>
    </style:style>
    <style:style style:name="P98" style:parent-style-name="Normal" style:family="paragraph">
      <style:text-properties style:font-name="Segoe UI" style:font-name-complex="Segoe UI" fo:color="#000000" fo:font-size="13.5pt" style:font-size-asian="13.5pt" style:font-size-complex="13.5pt" fo:background-color="#FFFFFF"/>
    </style:style>
    <style:style style:name="P99" style:parent-style-name="Normal" style:family="paragraph">
      <style:text-properties style:font-name="Arial" style:font-name-complex="Arial" fo:color="#212529" fo:background-color="#FFFFFF"/>
    </style:style>
    <style:style style:name="T100" style:parent-style-name="DefaultParagraphFont" style:family="text">
      <style:text-properties style:font-name="Arial" style:font-name-complex="Arial" fo:color="#212529" fo:background-color="#FFFFFF"/>
    </style:style>
    <style:style style:name="T101" style:parent-style-name="DefaultParagraphFont" style:family="text">
      <style:text-properties style:font-name="Segoe UI" style:font-name-complex="Segoe UI" fo:color="#000000" fo:font-size="13.5pt" style:font-size-asian="13.5pt" style:font-size-complex="13.5pt" fo:background-color="#FFFFFF"/>
    </style:style>
    <style:style style:name="T102" style:parent-style-name="DefaultParagraphFont" style:family="text">
      <style:text-properties style:font-name="Segoe UI" style:font-name-complex="Segoe UI" fo:color="#000000" fo:font-size="13.5pt" style:font-size-asian="13.5pt" style:font-size-complex="13.5pt" fo:background-color="#FFFFFF"/>
    </style:style>
    <style:style style:name="T103" style:parent-style-name="Strong" style:family="text">
      <style:text-properties style:font-name="Arial" style:font-name-complex="Arial" fo:color="#273239" fo:letter-spacing="0.0013in" fo:font-size="13pt" style:font-size-asian="13pt" style:font-size-complex="13pt" fo:background-color="#FFFFFF"/>
    </style:style>
    <style:style style:name="T104"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05" style:parent-style-name="DefaultParagraphFont" style:family="text">
      <style:text-properties style:font-name="Arial" style:font-name-complex="Arial" fo:color="#273239" fo:letter-spacing="0.0013in" fo:font-size="13pt" style:font-size-asian="13pt" style:font-size-complex="13pt"/>
    </style:style>
    <style:style style:name="T106"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07" style:parent-style-name="Hyperlink" style:family="text">
      <style:text-properties style:font-name="Arial" style:font-name-complex="Arial" fo:letter-spacing="0.0013in" fo:font-size="13pt" style:font-size-asian="13pt" style:font-size-complex="13pt" fo:background-color="#FFFFFF"/>
    </style:style>
    <style:style style:name="T108"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09" style:parent-style-name="Hyperlink" style:family="text">
      <style:text-properties style:font-name="Arial" style:font-name-complex="Arial" fo:letter-spacing="0.0013in" fo:font-size="13pt" style:font-size-asian="13pt" style:font-size-complex="13pt" fo:background-color="#FFFFFF"/>
    </style:style>
    <style:style style:name="T110"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11" style:parent-style-name="Hyperlink" style:family="text">
      <style:text-properties style:font-name="Arial" style:font-name-complex="Arial" fo:letter-spacing="0.0013in" fo:font-size="13pt" style:font-size-asian="13pt" style:font-size-complex="13pt" fo:background-color="#FFFFFF"/>
    </style:style>
    <style:style style:name="T112"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13" style:parent-style-name="DefaultParagraphFont" style:family="text">
      <style:text-properties style:font-name="Arial" style:font-name-complex="Arial" fo:color="#273239" fo:letter-spacing="0.0013in" fo:font-size="13pt" style:font-size-asian="13pt" style:font-size-complex="13pt"/>
    </style:style>
    <style:style style:name="T114" style:parent-style-name="Strong" style:family="text">
      <style:text-properties style:font-name="Arial" style:font-name-complex="Arial" fo:color="#273239" fo:letter-spacing="0.0013in" fo:font-size="13pt" style:font-size-asian="13pt" style:font-size-complex="13pt" fo:background-color="#FFFFFF"/>
    </style:style>
    <style:style style:name="T115" style:parent-style-name="DefaultParagraphFont" style:family="text">
      <style:text-properties style:font-name="Arial" style:font-name-complex="Arial" fo:color="#273239" fo:letter-spacing="0.0013in" fo:font-size="13pt" style:font-size-asian="13pt" style:font-size-complex="13pt"/>
    </style:style>
    <style:style style:name="T116"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17" style:parent-style-name="Strong" style:family="text">
      <style:text-properties style:font-name="Arial" style:font-name-complex="Arial" fo:color="#273239" fo:letter-spacing="0.0013in" fo:font-size="13pt" style:font-size-asian="13pt" style:font-size-complex="13pt" fo:background-color="#FFFFFF"/>
    </style:style>
    <style:style style:name="T118"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19" style:parent-style-name="DefaultParagraphFont" style:family="text">
      <style:text-properties style:font-name="Arial" style:font-name-complex="Arial" fo:color="#273239" fo:letter-spacing="0.0013in" fo:font-size="13pt" style:font-size-asian="13pt" style:font-size-complex="13pt"/>
    </style:style>
    <style:style style:name="T120" style:parent-style-name="Hyperlink" style:family="text">
      <style:text-properties style:font-name="Arial" style:font-name-complex="Arial" fo:letter-spacing="0.0013in" fo:font-size="13pt" style:font-size-asian="13pt" style:font-size-complex="13pt" fo:background-color="#FFFFFF"/>
    </style:style>
    <style:style style:name="T121"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22" style:parent-style-name="Strong" style:family="text">
      <style:text-properties style:font-name="Arial" style:font-name-complex="Arial" fo:color="#273239" fo:letter-spacing="0.0013in" fo:font-size="13pt" style:font-size-asian="13pt" style:font-size-complex="13pt" fo:background-color="#FFFFFF"/>
    </style:style>
    <style:style style:name="T123"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24" style:parent-style-name="DefaultParagraphFont" style:family="text">
      <style:text-properties style:font-name="Arial" style:font-name-complex="Arial" fo:letter-spacing="0.0013in" fo:font-size="13pt" style:font-size-asian="13pt" style:font-size-complex="13pt" fo:background-color="#FFFFFF"/>
    </style:style>
    <style:style style:name="T125"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26" style:parent-style-name="Hyperlink" style:family="text">
      <style:text-properties style:font-name="Arial" style:font-name-complex="Arial" fo:letter-spacing="0.0013in" fo:font-size="13pt" style:font-size-asian="13pt" style:font-size-complex="13pt" fo:background-color="#FFFFFF"/>
    </style:style>
    <style:style style:name="T127"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28" style:parent-style-name="DefaultParagraphFont" style:family="text">
      <style:text-properties style:font-name="Arial" style:font-name-complex="Arial" fo:color="#273239" fo:letter-spacing="0.0013in" fo:font-size="13pt" style:font-size-asian="13pt" style:font-size-complex="13pt"/>
    </style:style>
    <style:style style:name="T129" style:parent-style-name="Strong" style:family="text">
      <style:text-properties style:font-name="Arial" style:font-name-complex="Arial" fo:color="#273239" fo:letter-spacing="0.0013in" fo:font-size="13pt" style:font-size-asian="13pt" style:font-size-complex="13pt" fo:background-color="#FFFFFF"/>
    </style:style>
    <style:style style:name="T130"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31" style:parent-style-name="DefaultParagraphFont" style:family="text">
      <style:text-properties style:font-name="Arial" style:font-name-complex="Arial" fo:color="#273239" fo:letter-spacing="0.0013in" fo:font-size="13pt" style:font-size-asian="13pt" style:font-size-complex="13pt"/>
    </style:style>
    <style:style style:name="T132"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33" style:parent-style-name="DefaultParagraphFont" style:family="text">
      <style:text-properties style:font-name="Arial" style:font-name-complex="Arial" fo:color="#273239" fo:letter-spacing="0.0013in" fo:font-size="13pt" style:font-size-asian="13pt" style:font-size-complex="13pt"/>
    </style:style>
    <style:style style:name="T134" style:parent-style-name="DefaultParagraphFont" style:family="text">
      <style:text-properties style:font-name="Arial" style:font-name-complex="Arial" fo:color="#273239" fo:letter-spacing="0.0013in" fo:font-size="13pt" style:font-size-asian="13pt" style:font-size-complex="13pt" fo:background-color="#FFFFFF"/>
    </style:style>
  </office:automatic-styles>
  <office:body>
    <office:text text:use-soft-page-breaks="true">
      <text:p text:style-name="P1">1.What are the major features in different versions of Spring Framework?</text:p>
      <text:p text:style-name="Normal"><text:span text:style-name="T2">Version Spring 2.5</text:span><text:span text:style-name="T3"><text:line-break/></text:span><text:span text:style-name="T4"><text:line-break/></text:span><text:span text:style-name="T5">Spring 3.0</text:span><text:span text:style-name="T6"><text:line-break/></text:span><text:span text:style-name="T7"><text:line-break/></text:span><text:span text:style-name="T8">Spring 4.0</text:span><text:span text:style-name="T9"><text:line-break/></text:span><text:span text:style-name="T10"><text:line-break/></text:span><text:span text:style-name="T11">Feature This version was released in 2007. It was the first version which supported annotations. This version was released in 2009. It made fullfledged use of improvements in Java5 and also provided support to JEE6. This version was released in 2013. This was the first version to provide full support to Java 8.</text:span></text:p>
      <text:p text:style-name="P12">2.What is a Spring Framework?</text:p>
      <text:p text:style-name="Normal"><text:span text:style-name="T13">Spring is a powerful open source, application framework created to reduce the complexity of enterprise application development. It is light-weighted and loosely coupled. It has layered architecture, which allows you to select the components to use, while also providing a cohesive framework for J2EE application development. Spring framework is also called the framework of frameworks as it provides support to various other frameworks such as Struts, Hibernate, EJB, JSF etc.</text:span><text:span text:style-name="T14"><text:line-break/></text:span><text:span text:style-name="T15">3. List the advantages of Spring Framework?</text:span></text:p>
      <text:p text:style-name="P16">Because of Spring Frameworks layered architecture, you can use what you need and leave which you don’t. Spring Framework enables POJO (Plain Old Java Object) Programming which in turn enables continuous integration and testability. JDBC is simplified due to Dependency Injection and Inversion of Control. It is open-source and has no vendor lock-in.</text:p>
      <text:p text:style-name="P17">4.What are the different features of Spring Framework?</text:p>
      <text:p text:style-name="P18">Lightweight: Spring is lightweight when it comes to size and transparency. Inversion of control (IOC): The objects give their dependencies instead of creating or looking for dependent objects. This is called Inversion Of Control. Aspect oriented Programming (AOP): Aspect oriented programming in Spring supports cohesive development by separating application business logic from system services. Container: Spring Framework creates and manages the life cycle and configuration of the application objects. MVC Framework: Spring Framework’s MVC web application framework is highly configurable. Other frameworks can also be used easily instead of Spring MVC Framework. Transaction Management: Generic abstraction layer for transaction management is provided by the Spring Framework. Spring’s transaction support can be also used in container less environments. JDBC Exception Handling: The JDBC abstraction layer of the Spring offers an exception hierarchy, which simplifies the error handling strategy.</text:p>
      <text:p text:style-name="Normal"><text:span text:style-name="T19">5.</text:span><text:span text:style-name="T20"><text:s/></text:span><text:span text:style-name="T21">How many modules are there in Spring Framework and what are they?</text:span></text:p>
      <text:p text:style-name="P22">There are around 20 modules which are generalized into Core Container, Data Access/Integration, Web, AOP (Aspect Oriented Programming), Instrumentation and Test.</text:p>
      <text:p text:style-name="Normal"><text:span text:style-name="T23">Spring Core Container – This layer is basically the core of Spring Framework. It contains the following modules :</text:span><text:span text:style-name="T24"><text:line-break/></text:span><text:span text:style-name="T25"><text:line-break/></text:span><text:span text:style-name="T26">a. b. c. d.</text:span><text:span text:style-name="T27"><text:line-break/></text:span><text:span text:style-name="T28"><text:line-break/></text:span><text:span text:style-name="T29">Spring Core Spring Bean SpEL (Spring Expression Language) Spring Context</text:span><text:span text:style-name="T30"><text:line-break/></text:span><text:span text:style-name="T31"><text:line-break/></text:span><text:span text:style-name="T32"></text:span><text:span text:style-name="T33"><text:line-break/></text:span><text:span text:style-name="T34"><text:line-break/></text:span><text:span text:style-name="T35">Data Access/Integration – This layer provides support to interact with the database. It contains the following modules :</text:span><text:span text:style-name="T36"><text:line-break/></text:span><text:span text:style-name="T37"><text:line-break/></text:span><text:span text:style-name="T38">a. b. c. d. e.</text:span><text:span text:style-name="T39"><text:line-break/></text:span><text:span text:style-name="T40"><text:line-break/></text:span><text:span text:style-name="T41">JDBC (Java DataBase Connectivity) ORM (Object Relational Mapping) OXM (Object XML Mappers) JMS (Java Messaging Service) Transaction</text:span><text:span text:style-name="T42"><text:line-break/></text:span><text:span text:style-name="T43"><text:line-break/></text:span><text:span text:style-name="T44"></text:span><text:span text:style-name="T45"><text:line-break/></text:span><text:span text:style-name="T46"><text:line-break/></text:span><text:span text:style-name="T47">Web – This layer provides support to create web application. It contains the following modules :</text:span><text:span text:style-name="T48"><text:line-break/></text:span><text:span text:style-name="T49"><text:line-break/></text:span><text:span text:style-name="T50">a. b. c. d.</text:span><text:span text:style-name="T51"><text:line-break/></text:span><text:span text:style-name="T52"><text:line-break/></text:span><text:span text:style-name="T53">Web Web – MVC Web – Socket Web – Portlet</text:span><text:span text:style-name="T54"><text:line-break/></text:span><text:span text:style-name="T55"><text:line-break/></text:span><text:span text:style-name="T56"></text:span><text:span text:style-name="T57"><text:line-break/></text:span><text:span text:style-name="T58"><text:line-break/></text:span><text:span text:style-name="T59">Aspect Oriented Programming (AOP) – In this layer you can use Advices, Pointcuts etc., to decouple the code. Instrumentation – This layer provides support to class instrumentation and classloader implementations. Test – This layer provides support to testing with JUnit and TestNG.</text:span><text:span text:style-name="T60"><text:line-break/></text:span><text:span text:style-name="T61"><text:line-break/></text:span><text:span text:style-name="T62"></text:span><text:span text:style-name="T63"><text:s/></text:span><text:span text:style-name="T64"></text:span><text:span text:style-name="T65"><text:line-break/></text:span><text:span text:style-name="T66"><text:line-break/></text:span><text:span text:style-name="T67">Few Miscellaneous modules are given below:<text:s/></text:span><text:span text:style-name="T68"></text:span><text:span text:style-name="T69"><text:line-break/></text:span><text:span text:style-name="T70"><text:line-break/></text:span><text:span text:style-name="T71"></text:span><text:span text:style-name="T72"><text:line-break/></text:span><text:span text:style-name="T73"><text:line-break/></text:span><text:span text:style-name="T74">Messaging – This module provides support for STOMP. It also supports an annotation programming model that is used for routing and processing STOMP messages from WebSocket clients. Aspects – This module provides support to integration with AspectJ.</text:span><text:span text:style-name="T75"><text:line-break/></text:span><text:span text:style-name="T76"><text:line-break/></text:span><text:span text:style-name="T77">6. What is a Spring configuration file</text:span><text:span text:style-name="T78">?</text:span></text:p>
      <text:p text:style-name="Normal"><text:span text:style-name="T79">contains the classes information. It describes how those classes are configured as well as introduced to each other. The XML configuration files, however, are verbose and more clean. If it’s not planned and written correctly, it becomes very difficult to manage in big projects. 7. What are the various ways of using Spring Framework? Spring Framework can be used in various ways. They are listed as follows: 1. 2. 3. 4.</text:span><text:span text:style-name="T80"><text:line-break/></text:span><text:span text:style-name="T81"><text:line-break/></text:span><text:span text:style-name="T82">As a Full-fledged Spring web application. As a third-party web framework, using Spring Frameworks middle-tier. For remote usage. As Enterprise Java Bean which can wrap existing POJOs (Plain Old Java Objects)</text:span></text:p>
      <text:p text:style-name="Normal"><text:span text:style-name="T83"> 7.What are the different components of a Spring application?</text:span><text:span text:style-name="T84">.</text:span></text:p>
      <text:p text:style-name="P85">There's many different parts to Spring. There's a distinction between two “categories,” I suppose you could call them: Spring and Spring Boot.</text:p>
      <text:p text:style-name="P86">Spring Boot is a framework to help you get your application up and running as soon as possible. It includes things like auto-configuration and can include an embedded server (e.g. Jetty, Undertow). These days, Actuator is also a Spring Boot subproject.</text:p>
      <text:p text:style-name="P87">Then there is the Spring framework proper. At the core is its dependency injection. Spring uses annotations and configuration (either XML or Java) to determine</text:p>
      <text:p text:style-name="P88"/>
      <text:p text:style-name="P89"/>
      <text:p text:style-name="P90">8.What are the various ways of using Spring Framework?</text:p>
      <text:p text:style-name="P91">Spring Boot Framework has mainly four major Components.</text:p>
      <text:list text:style-name="LFO1" text:continue-numbering="true">
        <text:list-item>
          <text:p text:style-name="P92">Spring Boot Starters</text:p>
        </text:list-item>
        <text:list-item>
          <text:p text:style-name="P93">Spring Boot AutoConfigurator</text:p>
        </text:list-item>
        <text:list-item>
          <text:p text:style-name="P94">Spring Boot CLI</text:p>
        </text:list-item>
        <text:list-item>
          <text:p text:style-name="P95">Spring Boot Actuator</text:p>
        </text:list-item>
      </text:list>
      <text:p text:style-name="P96"/>
      <text:p text:style-name="P97"/>
      <text:p text:style-name="P98">9. What is Spring IOC Container?</text:p>
      <text:p text:style-name="P99">At the core of the Spring Framework, lies the Spring container. The container creates the object, wires them together, configures them and manages their complete life cycle. The Spring container makes use of Dependency Injection to manage the components that make up an application. The container receives instructions for which objects to instantiate, configure, and assemble by reading the configuration metadata provided. This metadata can be provided either by XML, Java annotations or Java code. 10. What do you mean by Dependency Injection? In Dependency Injection, you do not have to create your objects but have to describe how they should be created. You don’t connect your components and services together in the code directly, but describe which services are needed by which components in the configuration file. The IoC container will wire them up together. 11. In how many ways can Dependency Injection be done</text:p>
      <text:p text:style-name="Normal"><text:span text:style-name="T100">10.</text:span><text:span text:style-name="T101"><text:s/></text:span><text:span text:style-name="T102">What do you mean by Dependency Injection?</text:span></text:p>
      <text:p text:style-name="Normal"><text:span text:style-name="T103">What is Dependency Injection:</text:span><text:span text:style-name="T104"> </text:span><text:span text:style-name="T105"><text:line-break/></text:span><text:span text:style-name="T106">Dependency Injection is the main functionality provided by </text:span><text:a xlink:href="https://www.geeksforgeeks.org/introduction-to-spring-framework/" office:target-frame-name="_top" xlink:show="replace"><text:span text:style-name="T107">Spring</text:span></text:a><text:span text:style-name="T108"> IOC(Inversion of Control). The Spring-Core module is responsible for injecting dependencies through either Constructor or Setter methods. The design principle of Inversion of Control emphasizes keeping the Java classes independent of each other and the container frees them from object creation and maintenance. These classes, managed by </text:span><text:a xlink:href="https://www.geeksforgeeks.org/introduction-to-spring-framework/" office:target-frame-name="_top" xlink:show="replace"><text:span text:style-name="T109">Spring</text:span></text:a><text:span text:style-name="T110">, must adhere to the standard definition of Java-Bean. Dependency Injection in </text:span><text:a xlink:href="https://www.geeksforgeeks.org/introduction-to-spring-framework/" office:target-frame-name="_top" xlink:show="replace"><text:span text:style-name="T111">Spring</text:span></text:a><text:span text:style-name="T112"> also ensures loose-coupling between the classes.</text:span><text:span text:style-name="T113"><text:line-break/></text:span><text:span text:style-name="T114">Need for Dependency Injection:</text:span><text:span text:style-name="T115"><text:line-break/></text:span><text:span text:style-name="T116">Suppose class One needs the object of class Two to instantiate or operate a method, then class One is said to be </text:span><text:span text:style-name="T117">dependent</text:span><text:span text:style-name="T118"> on class Two. Now though it might appear okay to depend a module on the other but, in the real world, this could lead to a lot of problems, including system failure. Hence such dependencies need to be avoided.</text:span><text:span text:style-name="T119"><text:line-break/></text:span><text:a xlink:href="https://www.geeksforgeeks.org/introduction-to-spring-framework/" office:target-frame-name="_top" xlink:show="replace"><text:span text:style-name="T120">Spring</text:span></text:a><text:span text:style-name="T121"> IOC resolves such dependencies with Dependency Injection, which makes the code </text:span><text:span text:style-name="T122">easier to test and reuse</text:span><text:span text:style-name="T123">. </text:span><text:span text:style-name="T124">Loose couplie</text:span><text:span text:style-name="T125"> between classes can be possible by defining </text:span><text:a xlink:href="https://www.geeksforgeeks.org/interfaces-in-java/" office:target-frame-name="_top" xlink:show="replace"><text:span text:style-name="T126">interfaces</text:span></text:a><text:span text:style-name="T127"> for common functionality and the injector will instantiate the objects of required implementation. The task of instantiating objects is done by the container according to the configurations specified by the developer.</text:span><text:span text:style-name="T128"><text:line-break/></text:span><text:span text:style-name="T129">Types of Spring Dependency Injection:</text:span><text:span text:style-name="T130"> </text:span><text:span text:style-name="T131"><text:line-break/></text:span><text:span text:style-name="T132">There are two types of Spring Dependency Injection. They are: </text:span><text:span text:style-name="T133"><text:line-break/></text:span><text:span text:style-name="T134">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q-text" style:display-name="q-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ravanthi Mallakuntla</meta:initial-creator>
    <dc:creator>Sravanthi Mallakuntla</dc:creator>
    <meta:creation-date>2021-12-24T13:21:00Z</meta:creation-date>
    <dc:date>2021-12-24T13:21:00Z</dc:date>
    <meta:template xlink:href="Normal.dotm" xlink:type="simple"/>
    <meta:editing-cycles>3</meta:editing-cycles>
    <meta:editing-duration>PT1320S</meta:editing-duration>
    <meta:document-statistic meta:page-count="1" meta:paragraph-count="16" meta:word-count="1218" meta:character-count="8148" meta:row-count="57" meta:non-whitespace-character-count="6946"/>
  </office:meta>
</office:document-meta>
</file>